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4pt" fo:language="fr" fo:country="FR" officeooo:rsid="001478b1" officeooo:paragraph-rsid="001373f3" style:font-size-asian="14pt" style:font-size-complex="14pt"/>
    </style:style>
    <style:style style:name="P2" style:family="paragraph" style:parent-style-name="Standard">
      <style:text-properties style:font-name="Futura Std Condensed Light" fo:font-size="14pt" fo:language="fr" fo:country="FR" officeooo:rsid="00138611" officeooo:paragraph-rsid="001373f3" style:font-size-asian="14pt" style:font-size-complex="14pt"/>
    </style:style>
    <style:style style:name="P3" style:family="paragraph" style:parent-style-name="Standard">
      <style:text-properties style:font-name="Futura Std Condensed Light" fo:font-size="14pt" fo:language="fr" fo:country="FR" officeooo:rsid="001478b1" officeooo:paragraph-rsid="001373f3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Futura Std Condensed Light" fo:font-size="14pt" fo:font-weight="bold" officeooo:paragraph-rsid="001373f3" style:font-size-asian="14pt" style:font-size-complex="14pt"/>
    </style:style>
    <style:style style:name="P5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style:font-name="Futura Std Condensed Light" fo:font-size="14pt" officeooo:paragraph-rsid="001373f3" style:font-size-asian="14pt" style:font-size-complex="14pt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style:font-name="Futura Std Condensed Light" fo:font-size="14pt" style:text-underline-style="solid" style:text-underline-width="auto" style:text-underline-color="font-color" officeooo:paragraph-rsid="001373f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4pt" fo:language="fr" fo:country="FR" fo:font-weight="bold" officeooo:rsid="001478b1" officeooo:paragraph-rsid="001373f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Futura Std Condensed1" fo:font-size="14pt" fo:language="fr" fo:country="FR" officeooo:paragraph-rsid="001373f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20pt" fo:language="fr" fo:country="FR" fo:font-weight="bold" officeooo:rsid="000c7d86" officeooo:paragraph-rsid="001373f3" style:font-size-asian="20pt" style:font-size-complex="20pt"/>
    </style:style>
    <style:style style:name="P10" style:family="paragraph" style:parent-style-name="Standard">
      <style:text-properties fo:color="#00a933" loext:opacity="100%" style:font-name="Futura Std Condensed Light" fo:font-size="14pt" fo:language="fr" fo:country="FR" style:text-underline-style="solid" style:text-underline-width="auto" style:text-underline-color="font-color" officeooo:rsid="001478b1" officeooo:paragraph-rsid="001373f3" style:font-size-asian="14pt" style:font-size-complex="14pt"/>
    </style:style>
    <style:style style:name="P11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00a933" loext:opacity="100%" style:font-name="Futura Std Condensed Light" fo:font-size="14pt" style:text-underline-style="solid" style:text-underline-width="auto" style:text-underline-color="font-color" officeooo:paragraph-rsid="001373f3" style:font-size-asian="14pt" style:font-size-complex="14pt"/>
    </style:style>
    <style:style style:name="P12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ff0000" loext:opacity="100%" style:font-name="Futura Std Condensed Light" fo:font-size="14pt" style:text-underline-style="solid" style:text-underline-width="auto" style:text-underline-color="font-color" officeooo:paragraph-rsid="001373f3" style:font-size-asian="14pt" style:font-size-complex="14pt"/>
    </style:style>
    <style:style style:name="P13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text-align="center" style:justify-single-word="false" fo:background-color="transparent"/>
      <style:text-properties fo:color="#000000" loext:opacity="100%" style:font-name="Futura Std Condensed Light" fo:font-size="14pt" fo:font-weight="bold" officeooo:paragraph-rsid="001373f3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" fo:font-size="16pt" fo:language="fr" fo:country="FR" fo:font-weight="bold" officeooo:rsid="00138611" officeooo:paragraph-rsid="001373f3" style:font-size-asian="14pt" style:font-weight-asian="normal" style:font-size-complex="16pt" style:font-weight-complex="normal"/>
    </style:style>
    <style:style style:name="P15" style:family="paragraph" style:parent-style-name="Standard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style:font-name="Futura Std Condensed Light1" fo:font-size="14pt" fo:language="fr" fo:country="FR" style:text-underline-style="solid" style:text-underline-width="auto" style:text-underline-color="font-color" officeooo:rsid="000f4cd3" officeooo:paragraph-rsid="001c11f6" style:font-size-asian="14pt" style:font-size-complex="14pt"/>
    </style:style>
    <style:style style:name="P16" style:family="paragraph" style:parent-style-name="Standard">
      <style:text-properties fo:color="#9900ff" loext:opacity="100%" style:font-name="Futura Std Condensed Light1" fo:font-size="14pt" fo:language="fr" fo:country="FR" officeooo:rsid="000d84fe" officeooo:paragraph-rsid="001c11f6" style:font-size-asian="14pt" style:font-size-complex="14pt"/>
    </style:style>
    <style:style style:name="P17" style:family="paragraph" style:parent-style-name="Standard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9900ff" loext:opacity="100%" style:font-name="Futura Std Condensed Light1" fo:font-size="14pt" fo:language="fr" fo:country="FR" officeooo:rsid="000d84fe" officeooo:paragraph-rsid="001c11f6" style:font-size-asian="14pt" style:font-size-complex="14pt"/>
    </style:style>
    <style:style style:name="P18" style:family="paragraph" style:parent-style-name="Standard">
      <style:text-properties fo:color="#9900ff" loext:opacity="100%" style:font-name="Futura Std Condensed Light1" fo:font-size="14pt" fo:language="fr" fo:country="FR" style:text-underline-style="solid" style:text-underline-width="auto" style:text-underline-color="font-color" officeooo:rsid="000f4cd3" officeooo:paragraph-rsid="001c11f6" style:font-size-asian="14pt" style:font-size-complex="14pt"/>
    </style:style>
    <style:style style:name="P19" style:family="paragraph" style:parent-style-name="Standard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9900ff" loext:opacity="100%" style:font-name="Futura Std Condensed Light1" fo:font-size="14pt" fo:language="fr" fo:country="FR" style:text-underline-style="solid" style:text-underline-width="auto" style:text-underline-color="font-color" officeooo:rsid="000f4cd3" officeooo:paragraph-rsid="001c11f6" style:font-size-asian="14pt" style:font-size-complex="14pt"/>
    </style:style>
    <style:style style:name="P20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ff0000" loext:opacity="100%" style:font-name="Futura Std Condensed Light" fo:font-size="14pt" style:text-underline-style="solid" style:text-underline-width="auto" style:text-underline-color="font-color" officeooo:paragraph-rsid="001373f3" style:font-size-asian="14pt" style:font-size-complex="14pt"/>
    </style:style>
    <style:style style:name="P21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fo:color="#00a933" loext:opacity="100%" style:font-name="Futura Std Condensed Light" fo:font-size="14pt" style:text-underline-style="solid" style:text-underline-width="auto" style:text-underline-color="font-color" officeooo:paragraph-rsid="001373f3" style:font-size-asian="14pt" style:font-size-complex="14pt"/>
    </style:style>
    <style:style style:name="P22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style:font-name="Futura Std Condensed Light" fo:font-size="14pt" officeooo:paragraph-rsid="001373f3" style:font-size-asian="14pt" style:font-size-complex="14pt"/>
    </style:style>
    <style:style style:name="T1" style:family="text">
      <style:text-properties fo:font-weight="bold" officeooo:rsid="00138611"/>
    </style:style>
    <style:style style:name="T2" style:family="text">
      <style:text-properties fo:font-weight="bold" officeooo:rsid="0015e64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03f0" style:font-weight-asian="bold" style:font-weight-complex="bold"/>
    </style:style>
    <style:style style:name="T5" style:family="text">
      <style:text-properties fo:font-weight="bold" officeooo:rsid="001ce123" style:font-weight-asian="bold" style:font-weight-complex="bold"/>
    </style:style>
    <style:style style:name="T6" style:family="text">
      <style:text-properties style:font-name="Futura Std Condensed1" fo:font-weight="normal" style:font-weight-asian="normal" style:font-weight-complex="normal"/>
    </style:style>
    <style:style style:name="T7" style:family="text">
      <style:text-properties style:font-name="Futura Std Condensed"/>
    </style:style>
    <style:style style:name="T8" style:family="text">
      <style:text-properties style:font-name="Futura Std Condensed" officeooo:rsid="001a312c"/>
    </style:style>
    <style:style style:name="T9" style:family="text">
      <style:text-properties style:font-name="Futura Std Condensed" officeooo:rsid="001a58eb"/>
    </style:style>
    <style:style style:name="T10" style:family="text">
      <style:text-properties officeooo:rsid="0015e64e"/>
    </style:style>
    <style:style style:name="T11" style:family="text">
      <style:text-properties officeooo:rsid="00175992"/>
    </style:style>
    <style:style style:name="T12" style:family="text">
      <style:text-properties officeooo:rsid="0013ea09"/>
    </style:style>
    <style:style style:name="T13" style:family="text">
      <style:text-properties officeooo:rsid="0016e2ef"/>
    </style:style>
    <style:style style:name="T14" style:family="text">
      <style:text-properties officeooo:rsid="001850d2"/>
    </style:style>
    <style:style style:name="T15" style:family="text">
      <style:text-properties officeooo:rsid="001c11f6"/>
    </style:style>
    <style:style style:name="T16" style:family="text">
      <style:text-properties officeooo:rsid="001ce1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mestique Baston</text:p>
      <text:p text:style-name="P9"/>
      <text:p text:style-name="P9"/>
      <text:p text:style-name="P9"/>
      <text:p text:style-name="P14">Dialog (in French slang) as commentaries during a game. It’s coming through the walls from the neighbors :</text:p>
      <text:p text:style-name="P14"/>
      <text:p text:style-name="P14"/>
      <text:p text:style-name="P8"><text:span text:style-name="T1">VERSION </text:span><text:span text:style-name="T2">HYPER PLUS </text:span><text:span text:style-name="T1">COURTE</text:span></text:p>
      <text:p text:style-name="P4"/>
      <text:p text:style-name="P5"><text:span text:style-name="T6">Un mec </text:span>: <text:span text:style-name="T13">Ah ! I</text:span>ls remettent le couvert les deux corniauds d'<text:span text:style-name="T13">à côté</text:span>.</text:p>
      <text:p text:style-name="P5"><text:span text:style-name="T7">Une nana</text:span> : Avec tout ce raffut ils vont réveiller le p'tit !</text:p>
      <text:p text:style-name="P5">...</text:p>
      <text:p text:style-name="P6">Un bébé se met à pleurer (jusqu’à la fin avec de courtes intermittences).</text:p>
      <text:p text:style-name="P5"><text:span text:style-name="T7">Une nana</text:span>:(plus fort): Et voilà ! J'l'attendais !</text:p>
      <text:p text:style-name="P16"><text:span text:style-name="T3">Un gamin </text:span>: Maman, Maurice y’ fait trop d’boucan !</text:p>
      <text:p text:style-name="P17"><text:span text:style-name="T3">Un</text:span><text:span text:style-name="T4">e</text:span><text:span text:style-name="T3"> nana </text:span>: Tais-toi, mon chéri !</text:p>
      <text:p text:style-name="P18"><text:span text:style-name="T3">Un gamin </text:span>: P<text:span text:style-name="T15">ff ! P</text:span>ersonne ne m’aime !</text:p>
      <text:p text:style-name="P19"><text:span text:style-name="T3">Une nana </text:span>: Raymond !</text:p>
      <text:p text:style-name="P15">...</text:p>
      <text:p text:style-name="P5"><text:span text:style-name="T6">Un mec </text:span>: Mais ils vont pas la boucler ?</text:p>
      <text:p text:style-name="P12">Un clebs se met à aboyer.</text:p>
      <text:p text:style-name="P5"><text:span text:style-name="T7">Une nana</text:span>: Et allez ! Le clébard maint'nant !</text:p>
      <text:p text:style-name="P5"><text:span text:style-name="T6">Un mec </text:span>(toujours plus fort) : Mireille, arrête d'aboyer, bon sang !</text:p>
      <text:p text:style-name="P5"><text:span text:style-name="T7">Une nana</text:span>: Hé ! Tu me parles pas comme ça, compris ?</text:p>
      <text:p text:style-name="P11">Un clebs se tait.</text:p>
      <text:p text:style-name="P5"><text:span text:style-name="T6">Un mec </text:span>: Je cause au clebs, nom de Zeus !</text:p>
      <text:p text:style-name="P5"><text:span text:style-name="T7">Une nana </text:span>: Oui, ben fais pas l'vaseux et vas leur couper le sifflet !</text:p>
      <text:p text:style-name="P12">Un clebs se remet à aboyer.</text:p>
      <text:p text:style-name="P5">...</text:p>
      <text:p text:style-name="P6">On frappe au <text:span text:style-name="T10">mur</text:span>!</text:p>
      <text:p text:style-name="P11">Un clebs se tait.</text:p>
      <text:p text:style-name="P6">On re-frappe (plus longtemps) !</text:p>
      <text:p text:style-name="P5">...</text:p>
      <text:p text:style-name="P5"><text:span text:style-name="T7">Une nana</text:span>: <text:span text:style-name="T14">Aaah ! V</text:span>as donc user ta salive un peu plus près d'leurs oreilles pour voir pasque <text:span text:style-name="T10">là</text:span>, le p'tit n'est pas près de rejoindre Morphée !</text:p>
      <text:p text:style-name="P5"><text:span text:style-name="T6">Un mec </text:span>: Bon, j'<text:span text:style-name="T12">y vais</text:span>. <text:span text:style-name="T11">R</text:span>as le bol de leurs âneries !</text:p>
      <text:p text:style-name="P6">Une porte claque.</text:p>
      <text:p text:style-name="P13">Début de boucle</text:p>
      <text:p text:style-name="P5"><text:soft-page-break/>...</text:p>
      <text:p text:style-name="P5">On sonne à la porte.</text:p>
      <text:p text:style-name="P12">Un clebs se remet à aboyer.</text:p>
      <text:p text:style-name="P5">On re-re-sonne (plus long et plus insistant).</text:p>
      <text:p text:style-name="P5">...</text:p>
      <text:p text:style-name="P6">Une porte re-claque.</text:p>
      <text:p text:style-name="P5"><text:span text:style-name="T7">Une nana</text:span>: Mais ? <text:span text:style-name="T13">T</text:span>u devais pas leur faire arrêter ce cirque, bon sang de bois ?</text:p>
      <text:p text:style-name="P5"><text:span text:style-name="T6">Un mec </text:span>: Tu parles, ils <text:span text:style-name="T10">n’</text:span>entendent rien à se cogner comme ça.</text:p>
      <text:p text:style-name="P5">...</text:p>
      <text:p text:style-name="P5"><text:span text:style-name="T6">Un mec </text:span>: Mireille ! Je vais finir par te claquer le museau !</text:p>
      <text:p text:style-name="P5"><text:span text:style-name="T7">Une nana</text:span>(fort): Hé ! Tu me parles pas comme ça, j'te dis !</text:p>
      <text:p text:style-name="P11">Un clebs se tait.</text:p>
      <text:p text:style-name="P5"><text:span text:style-name="T6">Un mec </text:span>(fort): Je cause au clebs, nom de Zeus !</text:p>
      <text:p text:style-name="P5">...</text:p>
      <text:p text:style-name="P5"><text:span text:style-name="T6">Un mec </text:span>: <text:span text:style-name="T10">Rhâââ</text:span> ! J're-dégringole leur dire ma façon d'penser à ces bourricots !</text:p>
      <text:p text:style-name="P6">Une porte claque.</text:p>
      <text:p text:style-name="P13">Fin de bouc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Final</text:p>
      <text:p text:style-name="P3"/>
      <text:p text:style-name="P10">Silence.</text:p>
      <text:p text:style-name="P3"><text:span text:style-name="T7">Une nana </text:span><text:span text:style-name="T9">et</text:span><text:span text:style-name="T8"> un mec ensemble :</text:span> Ah ! Tout d’même !</text:p>
      <text:p text:style-name="P3"/>
      <text:p text:style-name="P1">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6T15:01:55.103000000</meta:creation-date>
    <dc:date>2022-06-16T15:41:46.644000000</dc:date>
    <meta:editing-duration>PT26M5S</meta:editing-duration>
    <meta:editing-cycles>9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52" meta:word-count="385" meta:character-count="1838" meta:non-whitespace-character-count="1505"/>
  </office:meta>
</office:document-meta>
</file>